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2.6717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office:value-type="string" calcext:value-type="string">
            <text:p>Sara Milena</text:p>
          </table:table-cell>
          <table:table-cell office:value-type="string" calcext:value-type="string">
            <text:p>Aponte Gaona</text:p>
          </table:table-cell>
          <table:table-cell office:value-type="string" calcext:value-type="string">
            <text:p>est.sara.aponte@unimilitar.edu.co</text:p>
          </table:table-cell>
          <table:table-cell office:value-type="string" calcext:value-type="string">
            <text:p>A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Becerra Moncada</text:p>
          </table:table-cell>
          <table:table-cell office:value-type="string" calcext:value-type="string">
            <text:p>est.alexander.bece1@unimilitar.edu.co</text:p>
          </table:table-cell>
          <table:table-cell office:value-type="string" calcext:value-type="string">
            <text:p>A</text:p>
          </table:table-cell>
          <table:table-cell office:value-type="time" office:time-value="PT42H00M00S" calcext:value-type="time">
            <text:p>18:00</text:p>
          </table:table-cell>
          <table:table-cell office:value-type="time" office:time-value="PT42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@unimilitar.edu.co</text:p>
          </table:table-cell>
          <table:table-cell office:value-type="string" calcext:value-type="string">
            <text:p>A</text:p>
          </table:table-cell>
          <table:table-cell office:value-type="time" office:time-value="PT66H00M00S" calcext:value-type="time">
            <text:p>18:00</text:p>
          </table:table-cell>
          <table:table-cell office:value-type="time" office:time-value="PT66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Bohorquez Mahecha</text:p>
          </table:table-cell>
          <table:table-cell office:value-type="string" calcext:value-type="string">
            <text:p>est.tomas.bohorquez@unimilitar.edu.co</text:p>
          </table:table-cell>
          <table:table-cell office:value-type="string" calcext:value-type="string">
            <text:p>A</text:p>
          </table:table-cell>
          <table:table-cell office:value-type="time" office:time-value="PT90H00M00S" calcext:value-type="time">
            <text:p>18:00</text:p>
          </table:table-cell>
          <table:table-cell office:value-type="time" office:time-value="PT90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Cambero Cruz</text:p>
          </table:table-cell>
          <table:table-cell office:value-type="string" calcext:value-type="string">
            <text:p>est.jesus.cambero@unimilitar.edu.co</text:p>
          </table:table-cell>
          <table:table-cell office:value-type="string" calcext:value-type="string">
            <text:p>A</text:p>
          </table:table-cell>
          <table:table-cell office:value-type="time" office:time-value="PT114H00M00S" calcext:value-type="time">
            <text:p>18:00</text:p>
          </table:table-cell>
          <table:table-cell office:value-type="time" office:time-value="PT114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Castillo Pinzon</text:p>
          </table:table-cell>
          <table:table-cell office:value-type="string" calcext:value-type="string">
            <text:p>est.santiago.casti1@unimilitar.edu.co</text:p>
          </table:table-cell>
          <table:table-cell office:value-type="string" calcext:value-type="string">
            <text:p>B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Yiseth Carolina</text:p>
          </table:table-cell>
          <table:table-cell office:value-type="string" calcext:value-type="string">
            <text:p>Cortes Vides</text:p>
          </table:table-cell>
          <table:table-cell office:value-type="string" calcext:value-type="string">
            <text:p>est.yiseth.cortes@unimilitar.edu.co</text:p>
          </table:table-cell>
          <table:table-cell office:value-type="string" calcext:value-type="string">
            <text:p>B</text:p>
          </table:table-cell>
          <table:table-cell office:value-type="time" office:time-value="PT42H20M00S" calcext:value-type="time">
            <text:p>18:20</text:p>
          </table:table-cell>
          <table:table-cell office:value-type="time" office:time-value="PT42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@unimilitar.edu.co</text:p>
          </table:table-cell>
          <table:table-cell office:value-type="string" calcext:value-type="string">
            <text:p>B</text:p>
          </table:table-cell>
          <table:table-cell office:value-type="time" office:time-value="PT66H20M00S" calcext:value-type="time">
            <text:p>18:20</text:p>
          </table:table-cell>
          <table:table-cell office:value-type="time" office:time-value="PT66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Milton Jose</text:p>
          </table:table-cell>
          <table:table-cell office:value-type="string" calcext:value-type="string">
            <text:p>Florez Marin</text:p>
          </table:table-cell>
          <table:table-cell office:value-type="string" calcext:value-type="string">
            <text:p>est.milton.florez@unimilitar.edu.co</text:p>
          </table:table-cell>
          <table:table-cell office:value-type="string" calcext:value-type="string">
            <text:p>B</text:p>
          </table:table-cell>
          <table:table-cell office:value-type="time" office:time-value="PT90H20M00S" calcext:value-type="time">
            <text:p>18:20</text:p>
          </table:table-cell>
          <table:table-cell office:value-type="time" office:time-value="PT90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Ferley Eduardo</text:p>
          </table:table-cell>
          <table:table-cell office:value-type="string" calcext:value-type="string">
            <text:p>Galeano Vanegas</text:p>
          </table:table-cell>
          <table:table-cell office:value-type="string" calcext:value-type="string">
            <text:p>est.ferley.galeano@unimilitar.edu.co</text:p>
          </table:table-cell>
          <table:table-cell office:value-type="string" calcext:value-type="string">
            <text:p>B</text:p>
          </table:table-cell>
          <table:table-cell office:value-type="time" office:time-value="PT114H20M00S" calcext:value-type="time">
            <text:p>18:20</text:p>
          </table:table-cell>
          <table:table-cell office:value-type="time" office:time-value="PT114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Zolanyi Yiceth</text:p>
          </table:table-cell>
          <table:table-cell office:value-type="string" calcext:value-type="string">
            <text:p>Gomez Anzola</text:p>
          </table:table-cell>
          <table:table-cell office:value-type="string" calcext:value-type="string">
            <text:p>est.zolanyi.gom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8H40M00S" calcext:value-type="time">
            <text:p>18:40</text:p>
          </table:table-cell>
          <table:table-cell office:value-type="time" office:time-value="PT19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Angie Lorena</text:p>
          </table:table-cell>
          <table:table-cell office:value-type="string" calcext:value-type="string">
            <text:p>Gomez Leon</text:p>
          </table:table-cell>
          <table:table-cell office:value-type="string" calcext:value-type="string">
            <text:p>est.angie.lgomez@unimilitar.edu.co</text:p>
          </table:table-cell>
          <table:table-cell office:value-type="string" calcext:value-type="string">
            <text:p>C</text:p>
          </table:table-cell>
          <table:table-cell office:value-type="time" office:time-value="PT42H40M00S" calcext:value-type="time">
            <text:p>18:40</text:p>
          </table:table-cell>
          <table:table-cell office:value-type="time" office:time-value="PT43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Jerez Amaya</text:p>
          </table:table-cell>
          <table:table-cell office:value-type="string" calcext:value-type="string">
            <text:p>est.jesus.jerez@unimilitar.edu.co</text:p>
          </table:table-cell>
          <table:table-cell office:value-type="string" calcext:value-type="string">
            <text:p>C</text:p>
          </table:table-cell>
          <table:table-cell office:value-type="time" office:time-value="PT66H40M00S" calcext:value-type="time">
            <text:p>18:40</text:p>
          </table:table-cell>
          <table:table-cell office:value-type="time" office:time-value="PT67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Ana Sofia</text:p>
          </table:table-cell>
          <table:table-cell office:value-type="string" calcext:value-type="string">
            <text:p>Lucas Prieto</text:p>
          </table:table-cell>
          <table:table-cell office:value-type="string" calcext:value-type="string">
            <text:p>est.ana.lucas@unimilitar.edu.co</text:p>
          </table:table-cell>
          <table:table-cell office:value-type="string" calcext:value-type="string">
            <text:p>C</text:p>
          </table:table-cell>
          <table:table-cell office:value-type="time" office:time-value="PT90H40M00S" calcext:value-type="time">
            <text:p>18:40</text:p>
          </table:table-cell>
          <table:table-cell office:value-type="time" office:time-value="PT91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Wendy Vanessa</text:p>
          </table:table-cell>
          <table:table-cell office:value-type="string" calcext:value-type="string">
            <text:p>Martínez Camargo</text:p>
          </table:table-cell>
          <table:table-cell office:value-type="string" calcext:value-type="string">
            <text:p>est.wendyv.martin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14H40M00S" calcext:value-type="time">
            <text:p>18:40</text:p>
          </table:table-cell>
          <table:table-cell office:value-type="time" office:time-value="PT115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Molina Aponte</text:p>
          </table:table-cell>
          <table:table-cell office:value-type="string" calcext:value-type="string">
            <text:p>est.santiago.molina@unimilitar.edu.co</text:p>
          </table:table-cell>
          <table:table-cell office:value-type="string" calcext:value-type="string">
            <text:p>D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Nathalie Tatiana</text:p>
          </table:table-cell>
          <table:table-cell office:value-type="string" calcext:value-type="string">
            <text:p>Montenegro Segura</text:p>
          </table:table-cell>
          <table:table-cell office:value-type="string" calcext:value-type="string">
            <text:p>est.nathalie.monte@unimilitar.edu.co</text:p>
          </table:table-cell>
          <table:table-cell office:value-type="string" calcext:value-type="string">
            <text:p>D</text:p>
          </table:table-cell>
          <table:table-cell office:value-type="time" office:time-value="PT43H00M00S" calcext:value-type="time">
            <text:p>19:00</text:p>
          </table:table-cell>
          <table:table-cell office:value-type="time" office:time-value="PT43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Keily Gineth</text:p>
          </table:table-cell>
          <table:table-cell office:value-type="string" calcext:value-type="string">
            <text:p>Norato Velandia</text:p>
          </table:table-cell>
          <table:table-cell office:value-type="string" calcext:value-type="string">
            <text:p>est.keily.norato@unimilitar.edu.co</text:p>
          </table:table-cell>
          <table:table-cell office:value-type="string" calcext:value-type="string">
            <text:p>D</text:p>
          </table:table-cell>
          <table:table-cell office:value-type="time" office:time-value="PT67H00M00S" calcext:value-type="time">
            <text:p>19:00</text:p>
          </table:table-cell>
          <table:table-cell office:value-type="time" office:time-value="PT67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Eddie Santiago</text:p>
          </table:table-cell>
          <table:table-cell office:value-type="string" calcext:value-type="string">
            <text:p>Orjuela Gutierrez</text:p>
          </table:table-cell>
          <table:table-cell office:value-type="string" calcext:value-type="string">
            <text:p>est.eddie.orjuela@unimilitar.edu.co</text:p>
          </table:table-cell>
          <table:table-cell office:value-type="string" calcext:value-type="string">
            <text:p>D</text:p>
          </table:table-cell>
          <table:table-cell office:value-type="time" office:time-value="PT91H00M00S" calcext:value-type="time">
            <text:p>19:00</text:p>
          </table:table-cell>
          <table:table-cell office:value-type="time" office:time-value="PT91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Kevin Arley</text:p>
          </table:table-cell>
          <table:table-cell office:value-type="string" calcext:value-type="string">
            <text:p>Ortiz Gonzalez</text:p>
          </table:table-cell>
          <table:table-cell office:value-type="string" calcext:value-type="string">
            <text:p>est.kevin.ortiz@unimilitar.edu.co</text:p>
          </table:table-cell>
          <table:table-cell office:value-type="string" calcext:value-type="string">
            <text:p>D</text:p>
          </table:table-cell>
          <table:table-cell office:value-type="time" office:time-value="PT115H00M00S" calcext:value-type="time">
            <text:p>19:00</text:p>
          </table:table-cell>
          <table:table-cell office:value-type="time" office:time-value="PT115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Tatiana Alejandra</text:p>
          </table:table-cell>
          <table:table-cell office:value-type="string" calcext:value-type="string">
            <text:p>Pineda Rodriguez</text:p>
          </table:table-cell>
          <table:table-cell office:value-type="string" calcext:value-type="string">
            <text:p>est.tatiana.pineda@unimilitar.edu.co</text:p>
          </table:table-cell>
          <table:table-cell office:value-type="string" calcext:value-type="string">
            <text:p>E</text:p>
          </table:table-cell>
          <table:table-cell office:value-type="time" office:time-value="PT19H20M00S" calcext:value-type="time">
            <text:p>19:20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Mayra Alexandra</text:p>
          </table:table-cell>
          <table:table-cell office:value-type="string" calcext:value-type="string">
            <text:p>Ramirez Herrera</text:p>
          </table:table-cell>
          <table:table-cell office:value-type="string" calcext:value-type="string">
            <text:p>est.mayra.a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43H20M00S" calcext:value-type="time">
            <text:p>19:20</text:p>
          </table:table-cell>
          <table:table-cell office:value-type="time" office:time-value="PT43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Ramirez Mendoza</text:p>
          </table:table-cell>
          <table:table-cell office:value-type="string" calcext:value-type="string">
            <text:p>est.angie.p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67H20M00S" calcext:value-type="time">
            <text:p>19:20</text:p>
          </table:table-cell>
          <table:table-cell office:value-type="time" office:time-value="PT67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Paula Sofia</text:p>
          </table:table-cell>
          <table:table-cell office:value-type="string" calcext:value-type="string">
            <text:p>Riaño Avila</text:p>
          </table:table-cell>
          <table:table-cell office:value-type="string" calcext:value-type="string">
            <text:p>est.paulas.ri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91H20M00S" calcext:value-type="time">
            <text:p>19:20</text:p>
          </table:table-cell>
          <table:table-cell office:value-type="time" office:time-value="PT91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Karen Ximena</text:p>
          </table:table-cell>
          <table:table-cell office:value-type="string" calcext:value-type="string">
            <text:p>Rodriguez Bernal</text:p>
          </table:table-cell>
          <table:table-cell office:value-type="string" calcext:value-type="string">
            <text:p>est.karenx.rodriguez@unimilitar.edu.co</text:p>
          </table:table-cell>
          <table:table-cell office:value-type="string" calcext:value-type="string">
            <text:p>E</text:p>
          </table:table-cell>
          <table:table-cell office:value-type="time" office:time-value="PT115H20M00S" calcext:value-type="time">
            <text:p>19:20</text:p>
          </table:table-cell>
          <table:table-cell office:value-type="time" office:time-value="PT115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Angie Johanna</text:p>
          </table:table-cell>
          <table:table-cell office:value-type="string" calcext:value-type="string">
            <text:p>Roncancio Bernal</text:p>
          </table:table-cell>
          <table:table-cell office:value-type="string" calcext:value-type="string">
            <text:p>est.angie.roncancio@unimilitar.edu.co</text:p>
          </table:table-cell>
          <table:table-cell office:value-type="string" calcext:value-type="string">
            <text:p>F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Salazar Suarez</text:p>
          </table:table-cell>
          <table:table-cell office:value-type="string" calcext:value-type="string">
            <text:p>est.diegoa.salazars@unimilitar.edu.co</text:p>
          </table:table-cell>
          <table:table-cell office:value-type="string" calcext:value-type="string">
            <text:p>F</text:p>
          </table:table-cell>
          <table:table-cell office:value-type="time" office:time-value="PT43H40M00S" calcext:value-type="time">
            <text:p>19:40</text:p>
          </table:table-cell>
          <table:table-cell office:value-type="time" office:time-value="PT44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Ingrid Julieth</text:p>
          </table:table-cell>
          <table:table-cell office:value-type="string" calcext:value-type="string">
            <text:p>Serrato Bustos</text:p>
          </table:table-cell>
          <table:table-cell office:value-type="string" calcext:value-type="string">
            <text:p>est.ingridj.serrato@unimilitar.edu.co</text:p>
          </table:table-cell>
          <table:table-cell office:value-type="string" calcext:value-type="string">
            <text:p>F</text:p>
          </table:table-cell>
          <table:table-cell office:value-type="time" office:time-value="PT67H40M00S" calcext:value-type="time">
            <text:p>19:40</text:p>
          </table:table-cell>
          <table:table-cell office:value-type="time" office:time-value="PT68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Naren Alejandro</text:p>
          </table:table-cell>
          <table:table-cell office:value-type="string" calcext:value-type="string">
            <text:p>Suarez Moreno</text:p>
          </table:table-cell>
          <table:table-cell office:value-type="string" calcext:value-type="string">
            <text:p>est.naren.suarez@unimilitar.edu.co</text:p>
          </table:table-cell>
          <table:table-cell office:value-type="string" calcext:value-type="string">
            <text:p>F</text:p>
          </table:table-cell>
          <table:table-cell office:value-type="time" office:time-value="PT91H40M00S" calcext:value-type="time">
            <text:p>19:40</text:p>
          </table:table-cell>
          <table:table-cell office:value-type="time" office:time-value="PT92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Tovar Cifuentes</text:p>
          </table:table-cell>
          <table:table-cell office:value-type="string" calcext:value-type="string">
            <text:p>est.diego.tovar@unimilitar.edu.co</text:p>
          </table:table-cell>
          <table:table-cell office:value-type="string" calcext:value-type="string">
            <text:p>F</text:p>
          </table:table-cell>
          <table:table-cell office:value-type="time" office:time-value="PT115H40M00S" calcext:value-type="time">
            <text:p>19:40</text:p>
          </table:table-cell>
          <table:table-cell office:value-type="time" office:time-value="PT116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Vasquez Pelaez</text:p>
          </table:table-cell>
          <table:table-cell office:value-type="string" calcext:value-type="string">
            <text:p>est.santiago.vasquez@unimilitar.edu.co</text:p>
          </table:table-cell>
          <table:table-cell office:value-type="string" calcext:value-type="string">
            <text:p>A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Diego Alexander</text:p>
          </table:table-cell>
          <table:table-cell office:value-type="string" calcext:value-type="string">
            <text:p>Velasco Arcila</text:p>
          </table:table-cell>
          <table:table-cell office:value-type="string" calcext:value-type="string">
            <text:p>est.diego.velasco@unimilitar.edu.co</text:p>
          </table:table-cell>
          <table:table-cell office:value-type="string" calcext:value-type="string">
            <text:p>B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Laura Dayanna</text:p>
          </table:table-cell>
          <table:table-cell office:value-type="string" calcext:value-type="string">
            <text:p>Velasquez Melo</text:p>
          </table:table-cell>
          <table:table-cell office:value-type="string" calcext:value-type="string">
            <text:p>est.laura.dvelasqu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14H40M00S" calcext:value-type="time">
            <text:p>18:40</text:p>
          </table:table-cell>
          <table:table-cell office:value-type="time" office:time-value="PT115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Julian Humberto</text:p>
          </table:table-cell>
          <table:table-cell office:value-type="string" calcext:value-type="string">
            <text:p>Velasquez Pulga</text:p>
          </table:table-cell>
          <table:table-cell office:value-type="string" calcext:value-type="string">
            <text:p>est.julianh.velasq1@unimilitar.edu.co</text:p>
          </table:table-cell>
          <table:table-cell office:value-type="string" calcext:value-type="string">
            <text:p>D</text:p>
          </table:table-cell>
          <table:table-cell office:value-type="time" office:time-value="PT115H00M00S" calcext:value-type="time">
            <text:p>19:00</text:p>
          </table:table-cell>
          <table:table-cell office:value-type="time" office:time-value="PT115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Wendy Stephanny</text:p>
          </table:table-cell>
          <table:table-cell office:value-type="string" calcext:value-type="string">
            <text:p>Zambrano Almanza</text:p>
          </table:table-cell>
          <table:table-cell office:value-type="string" calcext:value-type="string">
            <text:p>est.wendy.zambr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115H20M00S" calcext:value-type="time">
            <text:p>19:20</text:p>
          </table:table-cell>
          <table:table-cell office:value-type="time" office:time-value="PT115H40M00S" calcext:value-type="time">
            <text:p>19: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05">00/00/0000</text:date>, <text:time style:data-style-name="N2" text:time-value="09:15:27.14859741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8-05T09:15:24</meta:creation-date>
    <dc:date>2022-08-05T09:27:54.468790439</dc:date>
    <meta:editing-duration>PT1M16S</meta:editing-duration>
    <meta:editing-cycles>1</meta:editing-cycles>
    <meta:document-statistic meta:table-count="1" meta:cell-count="216" meta:object-count="0"/>
  </office:meta>
</office:document-meta>
</file>